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enericFactoryBean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FactoryBean.GenericFactoryBean( Class &lt; T &gt; bea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FactoryBean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